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59000001A96BBBA0D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434cm" svg:x="1cm" svg:y="8.132cm">
          <draw:image xlink:href="Pictures/1000000000000259000001A96BBBA0DB.png" xlink:type="simple" xlink:show="embed" xlink:actuate="onLoad">
            <text:p/>
          </draw:image>
        </draw:frame>
        <draw:custom-shape draw:style-name="gr2" draw:text-style-name="P1" draw:layer="layout" svg:width="4cm" svg:height="0.7cm" svg:x="14.4cm" svg:y="1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3.3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.9cm" svg:y="14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2.8cm" svg:y="9.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00:48:49</dc:date>
    <dc:creator>Rakhi </dc:creator>
    <meta:generator>LibreOffice/3.5$Linux_x86 LibreOffice_project/350m1$Build-2</meta:generator>
    <meta:editing-duration>P0D</meta:editing-duration>
    <meta:editing-cycles>1</meta:editing-cycles>
    <meta:document-statistic meta:object-count="5"/>
  </office:meta>
</office:document-meta>
</file>